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7ed2ec" draw:marker-start="" draw:marker-start-width="0.229cm" draw:marker-start-center="false" draw:marker-end="" draw:marker-end-width="0.229cm" draw:marker-end-center="false" draw:fill="solid" draw:fill-color="#01a6e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9bb5" draw:marker-start="" draw:marker-start-width="0.229cm" draw:marker-start-center="false" draw:marker-end="" draw:marker-end-width="0.229cm" draw:marker-end-center="false" draw:fill="solid" draw:fill-color="#cfe7f5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52cm" fo:min-width="0.348cm" fo:padding-top="0cm" fo:padding-bottom="0cm" fo:padding-left="0cm" fo:padding-right="0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000000" draw:marker-start="Arrow_20_concave" draw:marker-start-width="0.18cm" draw:marker-start-center="false" draw:marker-end="Arrow_20_concave" draw:marker-end-width="0.18cm" draw:marker-end-center="false" draw:fill="solid" draw:fill-color="#00b8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width="true" fo:min-height="0.452cm" fo:min-width="0.163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01a6e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cfe7f5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style:font-name="Times New Roman" fo:font-size="11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0.604cm" svg:height="0.595cm" svg:x="8.399cm" svg:y="14.568cm" draw:kind="section" draw:start-angle="0.22" draw:end-angle="57.46">
          <text:p/>
        </draw:ellipse>
        <draw:ellipse draw:style-name="gr2" draw:text-style-name="P2" draw:layer="layout" svg:width="3.008cm" svg:height="2.998cm" svg:x="7.196cm" svg:y="13.367cm" draw:kind="section" draw:start-angle="0.22" draw:end-angle="57.46">
          <text:p/>
        </draw:ellipse>
        <draw:frame draw:style-name="gr3" draw:text-style-name="P4" draw:layer="layout" svg:width="0.348cm" svg:height="0.452cm" svg:x="9.034cm" svg:y="14.401cm">
          <draw:text-box>
            <text:p text:style-name="P3"><text:span text:style-name="T1">x</text:span><text:span text:style-name="T2">°</text:span></text:p>
          </draw:text-box>
        </draw:frame>
        <draw:line draw:style-name="gr4" draw:text-style-name="P5" draw:layer="layout" svg:x1="8.699cm" svg:y1="15.011cm" svg:x2="10.198cm" svg:y2="15.011cm">
          <text:p/>
        </draw:line>
        <draw:frame draw:style-name="gr5" draw:text-style-name="P6" draw:layer="layout" svg:width="0.163cm" svg:height="0.452cm" svg:x="9.371cm" svg:y="14.925cm">
          <draw:text-box>
            <text:p text:style-name="P3"><text:span text:style-name="T1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Noto Sans CJK SC DemiLight1" svg:font-family="'Noto Sans CJK SC DemiLight'" style:font-pitch="variable"/>
    <style:font-face style:name="Noto Sans Devanagari1" svg:font-family="'Noto Sans Devanagar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11T16:51:46.233983014</dc:date>
    <meta:editing-duration>PT43M12S</meta:editing-duration>
    <meta:editing-cycles>43</meta:editing-cycles>
    <meta:generator>LibreOffice/5.2.7.2$Linux_X86_64 LibreOffice_project/20m0$Build-2</meta:generator>
    <meta:document-statistic meta:object-count="5"/>
  </office:meta>
</office:document-meta>
</file>